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8958in" fo:margin-left="0.0125in" fo:margin-right="-0.0028in" table:align="margins"/>
    </style:style>
    <style:style style:name="តារាង1.A" style:family="table-column">
      <style:table-column-properties style:column-width="0.6in" style:rel-column-width="3609*"/>
    </style:style>
    <style:style style:name="តារាង1.B" style:family="table-column">
      <style:table-column-properties style:column-width="1.0549in" style:rel-column-width="6346*"/>
    </style:style>
    <style:style style:name="តារាង1.C" style:family="table-column">
      <style:table-column-properties style:column-width="0.4368in" style:rel-column-width="2628*"/>
    </style:style>
    <style:style style:name="តារាង1.D" style:family="table-column">
      <style:table-column-properties style:column-width="0.9069in" style:rel-column-width="5456*"/>
    </style:style>
    <style:style style:name="តារាង1.E" style:family="table-column">
      <style:table-column-properties style:column-width="0.5924in" style:rel-column-width="3564*"/>
    </style:style>
    <style:style style:name="តារាង1.F" style:family="table-column">
      <style:table-column-properties style:column-width="0.9479in" style:rel-column-width="5703*"/>
    </style:style>
    <style:style style:name="តារាង1.G" style:family="table-column">
      <style:table-column-properties style:column-width="4.1479in" style:rel-column-width="24948*"/>
    </style:style>
    <style:style style:name="តារាង1.H" style:family="table-column">
      <style:table-column-properties style:column-width="1.1389in" style:rel-column-width="6852*"/>
    </style:style>
    <style:style style:name="តារាង1.I" style:family="table-column">
      <style:table-column-properties style:column-width="1.0688in" style:rel-column-width="6429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2">សូរ​ប្រកប</text:p>
          </table:table-cell>
          <table:table-cell table:style-name="តារាង1.A1" office:value-type="string">
            <text:p text:style-name="P2">មក​ពី</text:p>
          </table:table-cell>
          <table:table-cell table:style-name="តារាង1.A1" office:value-type="string">
            <text:p text:style-name="P2">ថ្នាក់</text:p>
          </table:table-cell>
          <table:table-cell table:style-name="តារាង1.A1" office:value-type="string">
            <text:p text:style-name="P2">សេចក្តី​ពន្យល់</text:p>
          </table:table-cell>
          <table:table-cell table:style-name="តារាង1.A1" office:value-type="string">
            <text:p text:style-name="P2">របៀប​សរសេរ​ផ្សេង</text:p>
          </table:table-cell>
          <table:table-cell table:style-name="តារាង1.I1" office:value-type="string">
            <text:p text:style-name="P2"/>
            <text:p text:style-name="P2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ឍ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ព្យញ្ជនៈ​ទី ៤ ក្នុង​វគ្គ​ទី ៣ ជា​មុទ្ធជៈ មាន​សំឡេង​កើត​ក្នុង​ក្បាល​គឺ​មាន​សំឡេង​លាន់​ឮ​ទៅ​ខាង​ក្នុង​ក្បាល​ផ្សេង​ពី​សំឡេង ធ ទន្តជៈ ដែល​មាន​សូរ​ចេញ​ត្រង់​ប្រទល់​ធ្មេញ, សំ. បា. អ. ថ. ឌ្ហៈ ផ្សេង​ពី​សំឡេង ទ្ហៈ ទន្តជៈ, ជា ធនិត​ឃោសៈ របស់ ឌៈ ជា​សិថិល-ឃោសៈ (ត្រូវ​អាន​ថា ឌ៎ៈ ឌ្ហ៎ៈ កុំ​ឲ្យ​ដូច ទៈ ទ្ហៈ) ។ ព្យញ្ជនៈ ឍ នេះ ក្នុង​ភាសា​សំស្រ្កឹត​ឃើញ​មាន​ប្រើ​ជា <text:s/>ដើម​ពាក្យ ឬ មេ​ពាក្យ <text:s/>ខ្លះ តែ​មាន​តិច​ណាស់; ខាង​ភាសា​បាលី មិន​ប្រទះ​ឃើញ​មាន​ប្រើ, បើ​ដាក់​រៀង​ត្រង់​កណ្ដាល​ឬ​ត្រង់​ខាង​ចុង​នៃ​អក្សរ​ឯ​ទៀត​នោះ ឃើញ​មាន​ប្រើ​ក្រែល ដូច​ជា គុណ​វុឌ្ឍិ <text:s/>សេចក្ដី​ចម្រើន​ដោយ​គុណ; ធន​វុឌ្ឍិ <text:s/>សេចក្ដី​ចម្រើន​ដោយ​ទ្រព្យ; យស​វុឌ្ឍិ សេចក្ដី​ចម្រើន​ដោយ​យស; លាភ​វុឌ្ឍិ សេចក្ដី​ចម្រើន​ដោយ​លាភ; សិរី​វុឌ្ឍិ សេចក្ដី​ចម្រើន​ដោយ​សិរី; វឌ្ឍនាការ <text:s/>អាការ​នៃ​សេចក្ដី​ចម្រើន; វុឌ្ឍិ សេចក្ដី​ចម្រើន, ការ​ដុះដាល, លូតលាស់; អឌ្ឍ​ចន្ទ <text:s/>ព្រះ​ចន្ទ​មួយ​ចំហៀង; អឌ្ឍ​ភាគ កន្លះ​ភាគ: <text:s/>អឌ្ឍ​មាស កន្លះ​ខែ; អឌ្ឍ​រត្តិ (សំ. អទ៌្ធរាត្រ ឬ អទ៌្ធរាត្រី) ពាក់​កណ្ដាល​យប់; អាយុ​វឌ្ឍនៈ <text:s/>ឬ អាយុ​វុឌ្ឍិ <text:s/>សេចក្ដី​ចម្រើន​អាយុ ។ល។ ឯ​ភាសា​ខ្មែរ​យើង មិន​មាន​ពាក្យ​ប្រើ​សោះ​ឡើយ; តែ​ក្នុង​ទី​នេះ យើង​យក​ភាសា​សំស្រ្កឹត ៤ ពាក្យ​មក​រៀប​រៀង, បើ​ទោះ​បី​មិន​ត្រូវ​ការ​ប្រើ, ក៏​ជា​ប្រយោជន៍​ឲ្យ​អក្សរ ឍ <text:s/>មាន​ពាក្យ​ខ្លះ កុំ​ឲ្យ​ទទេ​សោ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០៩</text:p>
          </table:table-cell>
          <table:table-cell table:style-name="តារាង1.A2" office:value-type="string">
            <text:p text:style-name="P5">ឍាមរ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ឍាមៈរា</text:p>
          </table:table-cell>
          <table:table-cell table:style-name="តារាង1.D2" office:value-type="string">
            <text:p text:style-name="P3">សំ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ក្ងាន, ហង្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១០</text:p>
          </table:table-cell>
          <table:table-cell table:style-name="តារាង1.A2" office:value-type="string">
            <text:p text:style-name="P5">ឍា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្គរ​ធំ; ខែ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១១</text:p>
          </table:table-cell>
          <table:table-cell table:style-name="តារាង1.A2" office:value-type="string">
            <text:p text:style-name="P5">ឍាលិ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ឍាលិន៑) អ្នក​មាន​ខែល, អ្នក​កាន់​ខែល, ទាហាន​ខែល គឺ​អ្នក​ចម្បាំង​ខែល​ដែល​វេលា​ចូល​ច្បាំង​កាន់​ខែល​សម្រាប់​រារាំង​គ្រឿង​សស្រ្តាវុធ​​នៃ​បច្ចាមិត្រ មិន​ឲ្យ​ប៉ះ​ពាល់​ត្រូវ​ខ្លួ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១២</text:p>
          </table:table-cell>
          <table:table-cell table:style-name="តារាង1.A2" office:value-type="string">
            <text:p text:style-name="P5">ឍុណ្ឍ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ព្រះ​គ្នេ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1T10:05:59</dc:date>
    <meta:print-date>2005-12-01T09:25:03</meta:print-date>
    <dc:language>en-US</dc:language>
    <meta:editing-cycles>141</meta:editing-cycles>
    <meta:editing-duration>P3DT1H5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2" meta:word-count="127" meta:character-count="1501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